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Tim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00695">
            <text:p>3600695</text:p>
          </table:table-cell>
          <table:table-cell>
            <draw:frame table:end-cell-address="Feuille1.Q23" table:end-x="0.534cm" table:end-y="0.054cm" draw:z-index="0" draw:style-name="gr1" draw:text-style-name="P1" svg:width="32.019cm" svg:height="8.979cm" svg:x="0.128cm" svg:y="0.107cm">
              <draw:object draw:notify-on-update-of-ranges="Feuille1.A3:Feuille1.A501 Feuille1.B3:Feuille1.B5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75502">
            <text:p>357550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9737">
            <text:p>44973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0710">
            <text:p>5407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96209">
            <text:p>89620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98236">
            <text:p>79823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07567">
            <text:p>80756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13633">
            <text:p>81363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21871">
            <text:p>322187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14221">
            <text:p>131422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75174">
            <text:p>147517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13533">
            <text:p>231353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72316">
            <text:p>237231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15766">
            <text:p>381576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14447">
            <text:p>261444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88217">
            <text:p>178821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34709">
            <text:p>193470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0449">
            <text:p>168044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33167">
            <text:p>173316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76717">
            <text:p>167671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79211">
            <text:p>157921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79112">
            <text:p>307911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787996">
            <text:p>278799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63005">
            <text:p>206300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43838">
            <text:p>264383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68441">
            <text:p>216844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03898">
            <text:p>220389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393800">
            <text:p>439380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440967">
            <text:p>844096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07488">
            <text:p>200748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70632">
            <text:p>197063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320997">
            <text:p>232099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267836">
            <text:p>426783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984651">
            <text:p>398465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844447">
            <text:p>2844447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362565">
            <text:p>636256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42296">
            <text:p>244229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26149">
            <text:p>2026149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17000">
            <text:p>161700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266880">
            <text:p>226688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79191">
            <text:p>187919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963633">
            <text:p>196363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997515">
            <text:p>699751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55722">
            <text:p>165572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39860">
            <text:p>163986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64263">
            <text:p>186426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13572">
            <text:p>171357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195547">
            <text:p>619554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365318">
            <text:p>236531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369050">
            <text:p>236905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66394">
            <text:p>2566394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91483">
            <text:p>179148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513698">
            <text:p>4513698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498816">
            <text:p>849881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504589">
            <text:p>350458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045790">
            <text:p>604579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79983">
            <text:p>167998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778689">
            <text:p>4778689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130431">
            <text:p>313043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778689">
            <text:p>477868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64586">
            <text:p>1664586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554952">
            <text:p>1554952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520673">
            <text:p>2520673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92578">
            <text:p>1692578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462578">
            <text:p>1462578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464444">
            <text:p>1464444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89618">
            <text:p>1789618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655723">
            <text:p>1655723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153734">
            <text:p>115373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57893">
            <text:p>1757893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806412">
            <text:p>1806412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518562">
            <text:p>151856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296539">
            <text:p>5296539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658056">
            <text:p>1658056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490349">
            <text:p>24903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958502">
            <text:p>1958502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564282">
            <text:p>156428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484972">
            <text:p>148497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012620">
            <text:p>201262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388399">
            <text:p>138839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310023">
            <text:p>1310023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371138">
            <text:p>1371138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036903">
            <text:p>4036903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603937">
            <text:p>1603937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350879">
            <text:p>435087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225137">
            <text:p>3225137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373471">
            <text:p>137347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456047">
            <text:p>145604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575013">
            <text:p>157501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410326">
            <text:p>141032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11402">
            <text:p>161140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534424">
            <text:p>1534424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12173">
            <text:p>1712173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60996">
            <text:p>186099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740678">
            <text:p>574067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712173">
            <text:p>1712173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613268">
            <text:p>161326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307690">
            <text:p>130769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432032">
            <text:p>2432032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701222">
            <text:p>270122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11565">
            <text:p>1511565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129941">
            <text:p>112994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307468">
            <text:p>2307468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513897">
            <text:p>1513897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370672">
            <text:p>137067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532558">
            <text:p>1532558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990226">
            <text:p>1990226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279698">
            <text:p>1279698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511564">
            <text:p>1511564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432032">
            <text:p>243203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425722">
            <text:p>1425722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70529">
            <text:p>1170529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45297">
            <text:p>1745297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007709">
            <text:p>1007709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063005">
            <text:p>2063005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389577">
            <text:p>2389577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350611">
            <text:p>1350611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48258">
            <text:p>1648258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132519">
            <text:p>2132519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513430">
            <text:p>151343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11382">
            <text:p>191138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88846">
            <text:p>16888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676029">
            <text:p>2676029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336148">
            <text:p>1336148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26979">
            <text:p>1226979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594140">
            <text:p>159414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00226">
            <text:p>1300226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328684">
            <text:p>1328684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311889">
            <text:p>1311889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394465">
            <text:p>1394465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597407">
            <text:p>1597407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999557">
            <text:p>1999557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246574">
            <text:p>1246574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32882">
            <text:p>1332882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044099">
            <text:p>1044099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34749">
            <text:p>1334749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381891">
            <text:p>3381891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58379">
            <text:p>1458379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272233">
            <text:p>1272233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140671">
            <text:p>114067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254505">
            <text:p>1254505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287629">
            <text:p>1287629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271300">
            <text:p>127130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293694">
            <text:p>1293694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529292">
            <text:p>1529292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544221">
            <text:p>1544221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0185">
            <text:p>1440185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278298">
            <text:p>1278298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695844">
            <text:p>1695844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542378">
            <text:p>3542378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319353">
            <text:p>1319353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623532">
            <text:p>1623532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659921">
            <text:p>1659921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602071">
            <text:p>1602071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954303">
            <text:p>1954303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978563">
            <text:p>1978563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765824">
            <text:p>1765824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125521">
            <text:p>2125521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703775">
            <text:p>1703775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22294">
            <text:p>1522294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493369">
            <text:p>1493369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716838">
            <text:p>1716838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328928">
            <text:p>2328928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808745">
            <text:p>1808745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678582">
            <text:p>1678582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404728">
            <text:p>1404728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517629">
            <text:p>1517629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638461">
            <text:p>1638461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638461">
            <text:p>1638461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575946">
            <text:p>1575946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25864">
            <text:p>1625864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161910">
            <text:p>216191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94303">
            <text:p>1494303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4005178">
            <text:p>4005178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094729">
            <text:p>2094729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497346">
            <text:p>2497346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739010">
            <text:p>273901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798727">
            <text:p>2798727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992803">
            <text:p>2992803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403108">
            <text:p>2403108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585987">
            <text:p>2585987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815545">
            <text:p>4815545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881303">
            <text:p>2881303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253817">
            <text:p>2253817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481485">
            <text:p>2481485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674162">
            <text:p>2674162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612335">
            <text:p>1612335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968300">
            <text:p>196830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915581">
            <text:p>1915581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324263">
            <text:p>2324263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917447">
            <text:p>1917447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790550">
            <text:p>1790550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847001">
            <text:p>1847001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880125">
            <text:p>1880125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095662">
            <text:p>2095662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212762">
            <text:p>2212762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077467">
            <text:p>2077467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015419">
            <text:p>2015419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343391">
            <text:p>2343391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58502">
            <text:p>195850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276922">
            <text:p>3276922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003289">
            <text:p>2003289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009354">
            <text:p>2009354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933776">
            <text:p>1933776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944040">
            <text:p>1944040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832538">
            <text:p>1832538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820408">
            <text:p>1820408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886190">
            <text:p>1886190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136717">
            <text:p>2136717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023817">
            <text:p>2023817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019618">
            <text:p>2019618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89455">
            <text:p>1889455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014019">
            <text:p>2014019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028260">
            <text:p>3028260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278076">
            <text:p>2278076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255217">
            <text:p>2255217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670897">
            <text:p>2670897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018218">
            <text:p>2018218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999557">
            <text:p>1999557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014953">
            <text:p>201495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214628">
            <text:p>2214628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026616">
            <text:p>2026616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896231">
            <text:p>2896231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328929">
            <text:p>2328929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987228">
            <text:p>4987228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238421">
            <text:p>2238421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516475">
            <text:p>2516475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774466">
            <text:p>2774466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329395">
            <text:p>2329395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981829">
            <text:p>1981829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077001">
            <text:p>2077001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227691">
            <text:p>222769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223492">
            <text:p>2223492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139517">
            <text:p>2139517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016352">
            <text:p>2016352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847246">
            <text:p>2847246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993737">
            <text:p>2993737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6609361">
            <text:p>6609361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907428">
            <text:p>2907428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821120">
            <text:p>282112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853310">
            <text:p>285331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4460048">
            <text:p>4460048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262238">
            <text:p>4262238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5125323">
            <text:p>5125323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95501">
            <text:p>2195501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228158">
            <text:p>2228158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042723">
            <text:p>3042723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321464">
            <text:p>2321464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12904">
            <text:p>2412904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782864">
            <text:p>2782864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22844">
            <text:p>2622844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697489">
            <text:p>2697489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56130">
            <text:p>2556130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642905">
            <text:p>2642905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817854">
            <text:p>2817854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686537">
            <text:p>3686537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333594">
            <text:p>2333594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245419">
            <text:p>2245419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550531">
            <text:p>2550531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585987">
            <text:p>2585987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018463">
            <text:p>3018463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071648">
            <text:p>3071648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272012">
            <text:p>2272012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430166">
            <text:p>2430166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660633">
            <text:p>2660633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232823">
            <text:p>2232823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516941">
            <text:p>2516941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067916">
            <text:p>3067916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4390534">
            <text:p>4390534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412216">
            <text:p>3412216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928889">
            <text:p>2928889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471220">
            <text:p>2471220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599518">
            <text:p>2599518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753006">
            <text:p>2753006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20816">
            <text:p>2720816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11485">
            <text:p>2711485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3822765">
            <text:p>3822765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026861">
            <text:p>3026861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589498">
            <text:p>3589498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670896">
            <text:p>2670896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43696">
            <text:p>2443696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898564">
            <text:p>2898564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684892">
            <text:p>2684892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658767">
            <text:p>2658767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621910">
            <text:p>2621910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111770">
            <text:p>3111770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655035">
            <text:p>2655035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722215">
            <text:p>2722215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793595">
            <text:p>2793595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680227">
            <text:p>2680227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97793">
            <text:p>2797793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831384">
            <text:p>2831384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3814367">
            <text:p>3814367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867773">
            <text:p>2867773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922824">
            <text:p>2922824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143027">
            <text:p>3143027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421547">
            <text:p>3421547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948483">
            <text:p>2948483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813655">
            <text:p>2813655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367429">
            <text:p>3367429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4250107">
            <text:p>4250107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849824">
            <text:p>3849824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4366274">
            <text:p>4366274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3239133">
            <text:p>3239133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3066982">
            <text:p>3066982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999335">
            <text:p>2999335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3185948">
            <text:p>3185948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935198">
            <text:p>3935198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155157">
            <text:p>3155157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138361">
            <text:p>3138361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152358">
            <text:p>3152358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3257794">
            <text:p>3257794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3310512">
            <text:p>3310512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3492927">
            <text:p>3492927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317977">
            <text:p>3317977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3925401">
            <text:p>3925401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3973921">
            <text:p>3973921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3870818">
            <text:p>3870818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3401019">
            <text:p>3401019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109904">
            <text:p>3109904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3115502">
            <text:p>3115502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3086110">
            <text:p>3086110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3354366">
            <text:p>3354366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3279254">
            <text:p>3279254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997469">
            <text:p>2997469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3188747">
            <text:p>3188747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3459336">
            <text:p>3459336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3403352">
            <text:p>3403352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4607005">
            <text:p>4607005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3373494">
            <text:p>3373494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317976">
            <text:p>3317976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304914">
            <text:p>3304914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562906">
            <text:p>3562906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3217206">
            <text:p>3217206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3166820">
            <text:p>3166820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540512">
            <text:p>3540512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3409883">
            <text:p>3409883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738789">
            <text:p>3738789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573637">
            <text:p>3573637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608159">
            <text:p>3608159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4456315">
            <text:p>4456315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944529">
            <text:p>3944529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528383">
            <text:p>3528383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605827">
            <text:p>3605827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405218">
            <text:p>3405218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285786">
            <text:p>3285786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4409195">
            <text:p>4409195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698667">
            <text:p>3698667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4132075">
            <text:p>4132075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399620">
            <text:p>3399620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764448">
            <text:p>3764448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502724">
            <text:p>3502724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4054631">
            <text:p>4054631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3635686">
            <text:p>3635686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4342015">
            <text:p>4342015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763049">
            <text:p>3763049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884814">
            <text:p>3884814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4301427">
            <text:p>4301427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3862419">
            <text:p>3862419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794772">
            <text:p>3794772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913271">
            <text:p>3913271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4339682">
            <text:p>4339682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4141873">
            <text:p>4141873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4904652">
            <text:p>4904652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4034104">
            <text:p>4034104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4033637">
            <text:p>4033637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4122278">
            <text:p>4122278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4204854">
            <text:p>4204854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3960858">
            <text:p>3960858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4293029">
            <text:p>4293029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4018241">
            <text:p>4018241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4028039">
            <text:p>4028039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4681184">
            <text:p>4681184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4940575">
            <text:p>4940575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4201589">
            <text:p>4201589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4505301">
            <text:p>4505301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4120412">
            <text:p>4120412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4232380">
            <text:p>4232380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8198369">
            <text:p>8198369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4816945">
            <text:p>4816945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4637796">
            <text:p>4637796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4419459">
            <text:p>4419459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6176420">
            <text:p>6176420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4570149">
            <text:p>4570149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4530027">
            <text:p>4530027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4535159">
            <text:p>4535159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4584144">
            <text:p>4584144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4865930">
            <text:p>4865930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4569683">
            <text:p>4569683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6384493">
            <text:p>6384493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4581346">
            <text:p>4581346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5678629">
            <text:p>5678629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8393846">
            <text:p>8393846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4939176">
            <text:p>4939176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4731569">
            <text:p>4731569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4803415">
            <text:p>4803415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4623334">
            <text:p>4623334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4666254">
            <text:p>4666254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5146783">
            <text:p>5146783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4970900">
            <text:p>497090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932644">
            <text:p>4932644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5004024">
            <text:p>5004024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4866397">
            <text:p>4866397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7714575">
            <text:p>7714575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4793151">
            <text:p>4793151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6010800">
            <text:p>6010800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4997026">
            <text:p>4997026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5273213">
            <text:p>5273213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4971833">
            <text:p>4971833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5016153">
            <text:p>5016153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4879926">
            <text:p>4879926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5102929">
            <text:p>5102929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5087533">
            <text:p>5087533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5809258">
            <text:p>5809258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5308670">
            <text:p>5308670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5231692">
            <text:p>5231692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5174308">
            <text:p>5174308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0713445">
            <text:p>10713445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1033019">
            <text:p>11033019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1403445">
            <text:p>11403445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0940645">
            <text:p>10940645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1923629">
            <text:p>11923629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2023466">
            <text:p>12023466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1093668">
            <text:p>11093668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5066656">
            <text:p>15066656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5972195">
            <text:p>15972195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9382895">
            <text:p>9382895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9588169">
            <text:p>9588169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0598211">
            <text:p>10598211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5743594">
            <text:p>15743594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7236497">
            <text:p>17236497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7880312">
            <text:p>17880312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7048485">
            <text:p>17048485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8403293">
            <text:p>18403293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7783273">
            <text:p>17783273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7440838">
            <text:p>17440838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7114732">
            <text:p>17114732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0846406">
            <text:p>10846406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4582862">
            <text:p>14582862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8670500">
            <text:p>8670500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6410152">
            <text:p>6410152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5914695">
            <text:p>5914695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2757322">
            <text:p>12757322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3106754">
            <text:p>13106754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8081853">
            <text:p>18081853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7657309">
            <text:p>17657309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7042886">
            <text:p>17042886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7429641">
            <text:p>17429641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7674570">
            <text:p>17674570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7724956">
            <text:p>17724956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0618855">
            <text:p>20618855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9380212">
            <text:p>19380212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8346376">
            <text:p>18346376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8287594">
            <text:p>18287594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9250982">
            <text:p>19250982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8156498">
            <text:p>18156498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8735931">
            <text:p>18735931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0211106">
            <text:p>20211106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8714004">
            <text:p>18714004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8806844">
            <text:p>18806844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9448793">
            <text:p>19448793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8895019">
            <text:p>18895019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6242900">
            <text:p>26242900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9972708">
            <text:p>19972708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3208458">
            <text:p>13208458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8992523">
            <text:p>18992523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20842791">
            <text:p>20842791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23074213">
            <text:p>23074213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0641715">
            <text:p>20641715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3571887">
            <text:p>13571887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8133638">
            <text:p>18133638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7959155">
            <text:p>17959155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20408915">
            <text:p>20408915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9217859">
            <text:p>19217859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8394429">
            <text:p>18394429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9779447">
            <text:p>9779447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0055167">
            <text:p>10055167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9214126">
            <text:p>19214126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8262401">
            <text:p>18262401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22451860">
            <text:p>22451860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8279663">
            <text:p>18279663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8134105">
            <text:p>18134105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2512859">
            <text:p>12512859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2190952">
            <text:p>12190952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4225498">
            <text:p>14225498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9755304">
            <text:p>19755304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7769626">
            <text:p>7769626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8404577">
            <text:p>8404577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6226805">
            <text:p>6226805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6267393">
            <text:p>6267393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6545913">
            <text:p>6545913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0447987">
            <text:p>10447987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6487596">
            <text:p>6487596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6404087">
            <text:p>6404087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6439543">
            <text:p>6439543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6663595">
            <text:p>16663595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6274041">
            <text:p>16274041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7516416">
            <text:p>17516416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4676635">
            <text:p>14676635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6/06/2016</text:date>, <text:time>00:2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0:20:10.56</dc:date>
    <dc:creator>Olivier Villequey</dc:creator>
    <meta:document-statistic meta:table-count="1" meta:cell-count="1002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02cm" svg:height="8.98cm" xlink:href=".." xlink:type="simple" chart:class="chart:bar" chart:style-name="ch1">
        <chart:legend chart:legend-position="end" svg:x="29.677cm" svg:y="3.916cm" style:legend-expansion="high" chart:style-name="ch2"/>
        <chart:plot-area chart:style-name="ch3" table:cell-range-address="Feuille1.A3:Feuille1.B501" svg:x="1.09cm" svg:y="0.851cm" svg:width="27.307cm" svg:height="7.53cm">
          <chartooo:coordinate-region svg:x="2.823cm" svg:y="1.063cm" svg:width="25.574cm" svg:height="7.1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A3:Feuille1.A501" chart:class="chart:bar">
            <chart:data-point chart:repeated="499"/>
          </chart:series>
          <chart:series chart:style-name="ch8" chart:values-cell-range-address="Feuille1.B3:Feuille1.B501" chart:class="chart:bar">
            <chart:data-point chart:repeated="4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3:Feuille1.A501</svg:desc>
                </draw:g>
              </table:table-cell>
              <table:table-cell office:value-type="float" office:value="3600695">
                <text:p>3600695</text:p>
                <draw:g>
                  <svg:desc>Feuille1.B3:Feuille1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75502">
                <text:p>3575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49737">
                <text:p>449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40710">
                <text:p>5407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96209">
                <text:p>896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98236">
                <text:p>798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07567">
                <text:p>807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13633">
                <text:p>813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221871">
                <text:p>3221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14221">
                <text:p>1314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475174">
                <text:p>1475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313533">
                <text:p>2313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372316">
                <text:p>2372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815766">
                <text:p>3815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614447">
                <text:p>2614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88217">
                <text:p>1788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934709">
                <text:p>19347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80449">
                <text:p>1680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33167">
                <text:p>17331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76717">
                <text:p>16767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579211">
                <text:p>1579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079112">
                <text:p>3079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787996">
                <text:p>2787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63005">
                <text:p>2063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643838">
                <text:p>2643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168441">
                <text:p>2168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203898">
                <text:p>22038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393800">
                <text:p>43938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440967">
                <text:p>84409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07488">
                <text:p>20074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970632">
                <text:p>19706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320997">
                <text:p>23209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267836">
                <text:p>4267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984651">
                <text:p>39846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844447">
                <text:p>28444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362565">
                <text:p>63625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442296">
                <text:p>2442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026149">
                <text:p>2026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617000">
                <text:p>1617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266880">
                <text:p>22668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879191">
                <text:p>18791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963633">
                <text:p>19636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6997515">
                <text:p>6997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655722">
                <text:p>1655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639860">
                <text:p>16398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864263">
                <text:p>18642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713572">
                <text:p>17135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6195547">
                <text:p>61955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365318">
                <text:p>23653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369050">
                <text:p>23690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566394">
                <text:p>25663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791483">
                <text:p>17914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513698">
                <text:p>45136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498816">
                <text:p>84988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504589">
                <text:p>3504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6045790">
                <text:p>60457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679983">
                <text:p>16799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778689">
                <text:p>4778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130431">
                <text:p>31304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778689">
                <text:p>47786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664586">
                <text:p>16645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554952">
                <text:p>15549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520673">
                <text:p>25206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692578">
                <text:p>16925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462578">
                <text:p>14625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464444">
                <text:p>14644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789618">
                <text:p>17896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655723">
                <text:p>16557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153734">
                <text:p>11537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757893">
                <text:p>17578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806412">
                <text:p>18064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518562">
                <text:p>15185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5296539">
                <text:p>52965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658056">
                <text:p>16580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490349">
                <text:p>24903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958502">
                <text:p>19585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564282">
                <text:p>15642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484972">
                <text:p>14849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012620">
                <text:p>20126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388399">
                <text:p>13883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310023">
                <text:p>13100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371138">
                <text:p>1371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036903">
                <text:p>4036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603937">
                <text:p>1603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350879">
                <text:p>43508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225137">
                <text:p>3225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373471">
                <text:p>13734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456047">
                <text:p>14560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575013">
                <text:p>15750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410326">
                <text:p>14103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611402">
                <text:p>16114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534424">
                <text:p>15344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712173">
                <text:p>17121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860996">
                <text:p>1860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740678">
                <text:p>57406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712173">
                <text:p>17121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613268">
                <text:p>16132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307690">
                <text:p>13076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432032">
                <text:p>24320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701222">
                <text:p>27012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511565">
                <text:p>15115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129941">
                <text:p>11299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307468">
                <text:p>23074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513897">
                <text:p>15138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370672">
                <text:p>13706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532558">
                <text:p>15325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990226">
                <text:p>19902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279698">
                <text:p>12796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511564">
                <text:p>15115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432032">
                <text:p>24320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425722">
                <text:p>14257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70529">
                <text:p>11705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745297">
                <text:p>17452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007709">
                <text:p>10077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063005">
                <text:p>20630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389577">
                <text:p>23895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350611">
                <text:p>13506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648258">
                <text:p>16482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132519">
                <text:p>21325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513430">
                <text:p>15134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911382">
                <text:p>19113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688846">
                <text:p>16888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676029">
                <text:p>26760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336148">
                <text:p>1336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26979">
                <text:p>12269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594140">
                <text:p>15941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300226">
                <text:p>13002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328684">
                <text:p>13286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311889">
                <text:p>13118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394465">
                <text:p>13944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597407">
                <text:p>15974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999557">
                <text:p>19995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246574">
                <text:p>12465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32882">
                <text:p>13328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044099">
                <text:p>10440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34749">
                <text:p>13347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381891">
                <text:p>33818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458379">
                <text:p>14583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272233">
                <text:p>12722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140671">
                <text:p>11406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254505">
                <text:p>12545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287629">
                <text:p>12876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271300">
                <text:p>12713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293694">
                <text:p>12936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529292">
                <text:p>15292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544221">
                <text:p>15442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40185">
                <text:p>14401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278298">
                <text:p>12782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695844">
                <text:p>16958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3542378">
                <text:p>35423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319353">
                <text:p>13193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623532">
                <text:p>16235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659921">
                <text:p>16599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602071">
                <text:p>16020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954303">
                <text:p>19543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978563">
                <text:p>19785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765824">
                <text:p>1765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125521">
                <text:p>21255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703775">
                <text:p>17037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522294">
                <text:p>15222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493369">
                <text:p>14933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716838">
                <text:p>17168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328928">
                <text:p>23289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808745">
                <text:p>18087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678582">
                <text:p>16785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404728">
                <text:p>14047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517629">
                <text:p>15176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638461">
                <text:p>16384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638461">
                <text:p>16384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575946">
                <text:p>15759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625864">
                <text:p>16258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161910">
                <text:p>21619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494303">
                <text:p>1494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4005178">
                <text:p>40051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094729">
                <text:p>20947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497346">
                <text:p>24973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739010">
                <text:p>27390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798727">
                <text:p>27987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992803">
                <text:p>29928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403108">
                <text:p>24031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585987">
                <text:p>25859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4815545">
                <text:p>48155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881303">
                <text:p>28813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253817">
                <text:p>22538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481485">
                <text:p>24814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674162">
                <text:p>26741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612335">
                <text:p>16123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968300">
                <text:p>19683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915581">
                <text:p>19155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324263">
                <text:p>23242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917447">
                <text:p>19174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790550">
                <text:p>179055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847001">
                <text:p>18470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880125">
                <text:p>1880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095662">
                <text:p>20956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212762">
                <text:p>22127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077467">
                <text:p>20774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015419">
                <text:p>20154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2343391">
                <text:p>23433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958502">
                <text:p>19585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3276922">
                <text:p>32769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003289">
                <text:p>20032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009354">
                <text:p>20093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933776">
                <text:p>19337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944040">
                <text:p>194404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832538">
                <text:p>18325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820408">
                <text:p>18204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886190">
                <text:p>188619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136717">
                <text:p>21367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2023817">
                <text:p>20238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019618">
                <text:p>20196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889455">
                <text:p>18894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2014019">
                <text:p>20140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3028260">
                <text:p>302826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278076">
                <text:p>22780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255217">
                <text:p>22552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670897">
                <text:p>26708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018218">
                <text:p>20182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999557">
                <text:p>19995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014953">
                <text:p>20149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214628">
                <text:p>22146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026616">
                <text:p>20266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896231">
                <text:p>28962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328929">
                <text:p>23289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4987228">
                <text:p>49872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238421">
                <text:p>22384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516475">
                <text:p>25164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774466">
                <text:p>27744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329395">
                <text:p>23293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981829">
                <text:p>19818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077001">
                <text:p>20770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227691">
                <text:p>22276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223492">
                <text:p>22234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139517">
                <text:p>21395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016352">
                <text:p>20163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847246">
                <text:p>28472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993737">
                <text:p>29937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6609361">
                <text:p>66093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907428">
                <text:p>29074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821120">
                <text:p>28211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853310">
                <text:p>28533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4460048">
                <text:p>44600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4262238">
                <text:p>42622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5125323">
                <text:p>51253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195501">
                <text:p>21955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228158">
                <text:p>22281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3042723">
                <text:p>30427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321464">
                <text:p>23214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412904">
                <text:p>24129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782864">
                <text:p>27828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622844">
                <text:p>26228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697489">
                <text:p>26974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556130">
                <text:p>255613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642905">
                <text:p>26429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817854">
                <text:p>28178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3686537">
                <text:p>36865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333594">
                <text:p>23335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2245419">
                <text:p>22454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550531">
                <text:p>25505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2585987">
                <text:p>25859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3018463">
                <text:p>30184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3071648">
                <text:p>30716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2272012">
                <text:p>22720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2430166">
                <text:p>24301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2660633">
                <text:p>26606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2232823">
                <text:p>22328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2516941">
                <text:p>25169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3067916">
                <text:p>30679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4390534">
                <text:p>43905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3412216">
                <text:p>34122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928889">
                <text:p>29288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471220">
                <text:p>24712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2599518">
                <text:p>25995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753006">
                <text:p>27530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720816">
                <text:p>27208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711485">
                <text:p>27114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3822765">
                <text:p>38227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3026861">
                <text:p>30268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3589498">
                <text:p>35894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670896">
                <text:p>26708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443696">
                <text:p>24436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898564">
                <text:p>28985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684892">
                <text:p>26848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658767">
                <text:p>26587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621910">
                <text:p>262191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3111770">
                <text:p>311177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655035">
                <text:p>26550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722215">
                <text:p>27222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793595">
                <text:p>27935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680227">
                <text:p>26802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797793">
                <text:p>27977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831384">
                <text:p>28313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3814367">
                <text:p>38143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867773">
                <text:p>28677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2922824">
                <text:p>29228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3143027">
                <text:p>31430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3421547">
                <text:p>34215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2948483">
                <text:p>29484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813655">
                <text:p>28136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3367429">
                <text:p>33674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4250107">
                <text:p>42501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3849824">
                <text:p>38498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4366274">
                <text:p>43662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3239133">
                <text:p>32391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3066982">
                <text:p>30669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2999335">
                <text:p>29993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3185948">
                <text:p>31859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935198">
                <text:p>39351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55157">
                <text:p>31551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38361">
                <text:p>31383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152358">
                <text:p>31523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257794">
                <text:p>32577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3310512">
                <text:p>33105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3492927">
                <text:p>34929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3317977">
                <text:p>33179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3925401">
                <text:p>39254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3973921">
                <text:p>39739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3870818">
                <text:p>38708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3401019">
                <text:p>34010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3109904">
                <text:p>31099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3115502">
                <text:p>31155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3086110">
                <text:p>308611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3354366">
                <text:p>33543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3279254">
                <text:p>32792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2997469">
                <text:p>29974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3188747">
                <text:p>31887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3459336">
                <text:p>34593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3403352">
                <text:p>34033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4607005">
                <text:p>46070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373494">
                <text:p>33734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317976">
                <text:p>33179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3304914">
                <text:p>33049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3562906">
                <text:p>35629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3217206">
                <text:p>32172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3166820">
                <text:p>316682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3540512">
                <text:p>35405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3409883">
                <text:p>34098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3738789">
                <text:p>37387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3573637">
                <text:p>35736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3608159">
                <text:p>36081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4456315">
                <text:p>44563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3944529">
                <text:p>39445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3528383">
                <text:p>35283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3605827">
                <text:p>36058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3405218">
                <text:p>34052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3285786">
                <text:p>32857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4409195">
                <text:p>44091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3698667">
                <text:p>36986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4132075">
                <text:p>41320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3399620">
                <text:p>33996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3764448">
                <text:p>37644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3502724">
                <text:p>35027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4054631">
                <text:p>40546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3635686">
                <text:p>36356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4342015">
                <text:p>43420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3763049">
                <text:p>37630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3884814">
                <text:p>38848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4301427">
                <text:p>43014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3862419">
                <text:p>38624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794772">
                <text:p>37947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3913271">
                <text:p>391327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4339682">
                <text:p>433968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4141873">
                <text:p>41418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4904652">
                <text:p>49046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4034104">
                <text:p>40341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4033637">
                <text:p>40336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4122278">
                <text:p>41222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4204854">
                <text:p>42048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3960858">
                <text:p>39608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4293029">
                <text:p>42930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4018241">
                <text:p>40182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4028039">
                <text:p>40280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4681184">
                <text:p>46811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4940575">
                <text:p>49405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4201589">
                <text:p>42015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4505301">
                <text:p>45053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4120412">
                <text:p>41204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4232380">
                <text:p>42323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8198369">
                <text:p>81983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4816945">
                <text:p>48169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4637796">
                <text:p>46377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4419459">
                <text:p>44194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6176420">
                <text:p>617642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4570149">
                <text:p>45701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4530027">
                <text:p>45300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4535159">
                <text:p>45351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4584144">
                <text:p>45841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4865930">
                <text:p>486593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4569683">
                <text:p>45696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6384493">
                <text:p>63844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4581346">
                <text:p>45813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5678629">
                <text:p>567862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8393846">
                <text:p>839384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4939176">
                <text:p>49391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4731569">
                <text:p>473156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4803415">
                <text:p>48034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4623334">
                <text:p>462333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4666254">
                <text:p>46662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5146783">
                <text:p>51467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4970900">
                <text:p>49709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4932644">
                <text:p>49326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5004024">
                <text:p>50040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4866397">
                <text:p>48663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7714575">
                <text:p>77145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4793151">
                <text:p>47931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6010800">
                <text:p>60108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4997026">
                <text:p>49970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5273213">
                <text:p>52732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4971833">
                <text:p>49718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5016153">
                <text:p>50161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4879926">
                <text:p>48799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5102929">
                <text:p>51029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5087533">
                <text:p>50875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5809258">
                <text:p>58092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5308670">
                <text:p>530867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5231692">
                <text:p>52316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5174308">
                <text:p>51743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0713445">
                <text:p>107134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1033019">
                <text:p>110330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1403445">
                <text:p>114034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0940645">
                <text:p>109406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1923629">
                <text:p>119236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2023466">
                <text:p>120234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1093668">
                <text:p>110936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5066656">
                <text:p>150666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5972195">
                <text:p>159721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9382895">
                <text:p>93828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9588169">
                <text:p>95881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0598211">
                <text:p>105982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5743594">
                <text:p>157435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7236497">
                <text:p>172364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7880312">
                <text:p>178803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7048485">
                <text:p>170484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8403293">
                <text:p>184032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7783273">
                <text:p>177832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7440838">
                <text:p>174408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7114732">
                <text:p>171147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0846406">
                <text:p>108464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4582862">
                <text:p>145828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8670500">
                <text:p>86705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6410152">
                <text:p>64101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5914695">
                <text:p>59146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2757322">
                <text:p>127573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3106754">
                <text:p>131067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8081853">
                <text:p>180818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7657309">
                <text:p>1765730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7042886">
                <text:p>170428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7429641">
                <text:p>174296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7674570">
                <text:p>1767457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7724956">
                <text:p>177249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20618855">
                <text:p>206188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9380212">
                <text:p>193802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8346376">
                <text:p>183463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8287594">
                <text:p>1828759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9250982">
                <text:p>192509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8156498">
                <text:p>181564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8735931">
                <text:p>187359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20211106">
                <text:p>202111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8714004">
                <text:p>187140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8806844">
                <text:p>188068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9448793">
                <text:p>1944879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8895019">
                <text:p>188950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26242900">
                <text:p>262429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9972708">
                <text:p>1997270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3208458">
                <text:p>132084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8992523">
                <text:p>189925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20842791">
                <text:p>208427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23074213">
                <text:p>230742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20641715">
                <text:p>206417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3571887">
                <text:p>135718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8133638">
                <text:p>181336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7959155">
                <text:p>179591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20408915">
                <text:p>204089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9217859">
                <text:p>192178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8394429">
                <text:p>1839442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9779447">
                <text:p>977944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0055167">
                <text:p>100551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9214126">
                <text:p>1921412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8262401">
                <text:p>182624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22451860">
                <text:p>2245186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8279663">
                <text:p>182796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8134105">
                <text:p>181341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2512859">
                <text:p>1251285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2190952">
                <text:p>121909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4225498">
                <text:p>142254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9755304">
                <text:p>197553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7769626">
                <text:p>77696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8404577">
                <text:p>84045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6226805">
                <text:p>62268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6267393">
                <text:p>626739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6545913">
                <text:p>65459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0447987">
                <text:p>104479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6487596">
                <text:p>64875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6404087">
                <text:p>640408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6439543">
                <text:p>64395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6663595">
                <text:p>166635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6274041">
                <text:p>1627404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7516416">
                <text:p>175164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4676635">
                <text:p>146766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